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кументация API</text:h>
      <text:h text:style-name="Heading_20_2" text:outline-level="2">Базовый URL</text:h>
      <text:p text:style-name="Text_20_body"><text:span text:style-name="Source_20_Text">http://localhost:8080</text:span></text:p>
      <text:h text:style-name="Heading_20_2" text:outline-level="2">Маршруты</text:h>
      <text:h text:style-name="Heading_20_3" text:outline-level="3">1. Получение всех пользователей</text:h>
      <text:p text:style-name="Text_20_body"><text:span text:style-name="Strong_20_Emphasis">GET</text:span> <text:span text:style-name="Source_20_Text">/users</text:span></text:p>
      <text:h text:style-name="Heading_20_4" text:outline-level="4">Описание:</text:h>
      <text:p text:style-name="Text_20_body">Возвращает список всех пользователей.</text:p>
      <text:h text:style-name="Heading_20_4" text:outline-level="4">Пример запроса:</text:h>
      <text:p text:style-name="P2"><text:span text:style-name="Source_20_Text">curl -X GET http://localhost:8080/users</text:span></text:p>
      <text:h text:style-name="Heading_20_4" text:outline-level="4">Параметры:</text:h>
      <text:list text:style-name="L1">
        <text:list-item>
          <text:p text:style-name="P6"><text:span text:style-name="Source_20_Text">limit</text:span> (опционально): количество пользователей на страницу (по умолчанию 10)</text:p>
        </text:list-item>
        <text:list-item>
          <text:p text:style-name="P6"><text:span text:style-name="Source_20_Text">offset</text:span> (опционально): смещение для пагинации</text:p>
        </text:list-item>
        <text:list-item>
          <text:p text:style-name="P5"><text:span text:style-name="Source_20_Text">name</text:span> (опционально): фильтрация пользователей по имени</text:p>
        </text:list-item>
      </text:list>
      <text:h text:style-name="Heading_20_4" text:outline-level="4">Пример ответа:</text:h>
      <text:p text:style-name="P1"><text:span text:style-name="Source_20_Text">[</text:span></text:p>
      <text:p text:style-name="P3"><text:span text:style-name="Source_20_Text"><text:s text:c="4"/>{</text:span></text:p>
      <text:p text:style-name="P3"><text:span text:style-name="Source_20_Text"><text:s text:c="8"/>"id": 1,</text:span></text:p>
      <text:p text:style-name="P3"><text:span text:style-name="Source_20_Text"><text:s text:c="8"/>"name": "John Doe",</text:span></text:p>
      <text:p text:style-name="P3"><text:span text:style-name="Source_20_Text"><text:s text:c="8"/>"age": 30</text:span></text:p>
      <text:p text:style-name="P3"><text:span text:style-name="Source_20_Text"><text:s text:c="4"/>}</text:span></text:p>
      <text:p text:style-name="P4"><text:span text:style-name="Source_20_Text">]</text:span></text:p>
      <text:h text:style-name="Heading_20_3" text:outline-level="3">2. Получение информации о пользователе</text:h>
      <text:p text:style-name="Text_20_body"><text:span text:style-name="Strong_20_Emphasis">GET</text:span> <text:span text:style-name="Source_20_Text">/users/{id}</text:span></text:p>
      <text:h text:style-name="Heading_20_4" text:outline-level="4">Описание:</text:h>
      <text:p text:style-name="Text_20_body">Возвращает данные конкретного пользователя по его ID.</text:p>
      <text:h text:style-name="Heading_20_4" text:outline-level="4">Пример запроса:</text:h>
      <text:p text:style-name="P2"><text:span text:style-name="Source_20_Text">curl -X GET http://localhost:8080/users/1</text:span></text:p>
      <text:h text:style-name="Heading_20_4" text:outline-level="4"><text:soft-page-break/>Пример ответа:</text:h>
      <text:p text:style-name="P1"><text:span text:style-name="Source_20_Text">{</text:span></text:p>
      <text:p text:style-name="P3"><text:span text:style-name="Source_20_Text"><text:s text:c="4"/>"id": 1,</text:span></text:p>
      <text:p text:style-name="P3"><text:span text:style-name="Source_20_Text"><text:s text:c="4"/>"name": "John Doe",</text:span></text:p>
      <text:p text:style-name="P3"><text:span text:style-name="Source_20_Text"><text:s text:c="4"/>"age": 30</text:span></text:p>
      <text:p text:style-name="P4"><text:span text:style-name="Source_20_Text">}</text:span></text:p>
      <text:h text:style-name="Heading_20_3" text:outline-level="3">3. Создание нового пользователя</text:h>
      <text:p text:style-name="Text_20_body"><text:span text:style-name="Strong_20_Emphasis">POST</text:span> <text:span text:style-name="Source_20_Text">/users</text:span></text:p>
      <text:h text:style-name="Heading_20_4" text:outline-level="4">Описание:</text:h>
      <text:p text:style-name="Text_20_body">Создает нового пользователя.</text:p>
      <text:h text:style-name="Heading_20_4" text:outline-level="4">Тело запроса (JSON):</text:h>
      <text:p text:style-name="P1"><text:span text:style-name="Source_20_Text">{</text:span></text:p>
      <text:p text:style-name="P3"><text:span text:style-name="Source_20_Text"><text:s text:c="4"/>"name": "Alice",</text:span></text:p>
      <text:p text:style-name="P3"><text:span text:style-name="Source_20_Text"><text:s text:c="4"/>"age": 25</text:span></text:p>
      <text:p text:style-name="P4"><text:span text:style-name="Source_20_Text">}</text:span></text:p>
      <text:h text:style-name="Heading_20_4" text:outline-level="4">Пример запроса:</text:h>
      <text:p text:style-name="P2"><text:span text:style-name="Source_20_Text">curl -X POST http://localhost:8080/users -H "Content-Type: application/json" -d '{"name": "Alice", "age": 25}'</text:span></text:p>
      <text:h text:style-name="Heading_20_4" text:outline-level="4">Пример ответа:</text:h>
      <text:p text:style-name="P1"><text:span text:style-name="Source_20_Text">{</text:span></text:p>
      <text:p text:style-name="P3"><text:span text:style-name="Source_20_Text"><text:s text:c="4"/>"id": 2,</text:span></text:p>
      <text:p text:style-name="P3"><text:span text:style-name="Source_20_Text"><text:s text:c="4"/>"name": "Alice",</text:span></text:p>
      <text:p text:style-name="P3"><text:span text:style-name="Source_20_Text"><text:s text:c="4"/>"age": 25</text:span></text:p>
      <text:p text:style-name="P4"><text:span text:style-name="Source_20_Text">}</text:span></text:p>
      <text:h text:style-name="Heading_20_3" text:outline-level="3">4. Обновление информации о пользователе</text:h>
      <text:p text:style-name="Text_20_body"><text:span text:style-name="Strong_20_Emphasis">PUT</text:span> <text:span text:style-name="Source_20_Text">/users/{id}</text:span></text:p>
      <text:h text:style-name="Heading_20_4" text:outline-level="4">Описание:</text:h>
      <text:p text:style-name="Text_20_body">Обновляет данные существующего пользователя.</text:p>
      <text:h text:style-name="Heading_20_4" text:outline-level="4">Тело запроса (JSON):</text:h>
      <text:p text:style-name="P1"><text:span text:style-name="Source_20_Text">{</text:span></text:p>
      <text:p text:style-name="P3"><text:span text:style-name="Source_20_Text"><text:s text:c="4"/>"name": "Alice Updated",</text:span></text:p>
      <text:p text:style-name="P3"><text:span text:style-name="Source_20_Text"><text:s text:c="4"/>"age": 26</text:span></text:p>
      <text:p text:style-name="P4"><text:span text:style-name="Source_20_Text">}</text:span></text:p>
      <text:h text:style-name="Heading_20_4" text:outline-level="4">Пример запроса:</text:h>
      <text:p text:style-name="P2"><text:soft-page-break/><text:span text:style-name="Source_20_Text">curl -X PUT http://localhost:8080/users/1 -H "Content-Type: application/json" -d '{"name": "Alice Updated", "age": 26}'</text:span></text:p>
      <text:h text:style-name="Heading_20_4" text:outline-level="4">Пример ответа:</text:h>
      <text:p text:style-name="P1"><text:span text:style-name="Source_20_Text">{</text:span></text:p>
      <text:p text:style-name="P3"><text:span text:style-name="Source_20_Text"><text:s text:c="4"/>"id": 1,</text:span></text:p>
      <text:p text:style-name="P3"><text:span text:style-name="Source_20_Text"><text:s text:c="4"/>"name": "Alice Updated",</text:span></text:p>
      <text:p text:style-name="P3"><text:span text:style-name="Source_20_Text"><text:s text:c="4"/>"age": 26</text:span></text:p>
      <text:p text:style-name="P4"><text:span text:style-name="Source_20_Text">}</text:span></text:p>
      <text:h text:style-name="Heading_20_3" text:outline-level="3">5. Удаление пользователя</text:h>
      <text:p text:style-name="Text_20_body"><text:span text:style-name="Strong_20_Emphasis">DELETE</text:span> <text:span text:style-name="Source_20_Text">/users/{id}</text:span></text:p>
      <text:h text:style-name="Heading_20_4" text:outline-level="4">Описание:</text:h>
      <text:p text:style-name="Text_20_body">Удаляет пользователя по его ID.</text:p>
      <text:h text:style-name="Heading_20_4" text:outline-level="4">Пример запроса:</text:h>
      <text:p text:style-name="P2"><text:span text:style-name="Source_20_Text">curl -X DELETE http://localhost:8080/users/1</text:span></text:p>
      <text:h text:style-name="Heading_20_4" text:outline-level="4">Пример ответа:</text:h>
      <text:p text:style-name="Text_20_body">HTTP Status 204 (No Content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" fo:font-family="'Nimbus Roman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2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0:16:24.253130476</meta:creation-date>
    <dc:date>2024-10-22T00:19:03.453709306</dc:date>
    <meta:editing-duration>PT2M41S</meta:editing-duration>
    <meta:editing-cycles>1</meta:editing-cycles>
    <meta:document-statistic meta:table-count="0" meta:image-count="0" meta:object-count="0" meta:page-count="3" meta:paragraph-count="76" meta:word-count="207" meta:character-count="1579" meta:non-whitespace-character-count="1367"/>
    <meta:generator>LibreOffice/24.2.6.2$Linux_X86_64 LibreOffice_project/420$Build-2</meta:generator>
  </office:meta>
</office:document-meta>
</file>